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2.875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"/>
    <style:style style:name="ce4" style:family="table-cell" style:parent-style-name="Default" style:data-style-name="N4">
      <style:table-cell-properties fo:background-color="transparent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able-cell-properties fo:background-color="#ffff00"/>
    </style:style>
    <style:style style:name="ce7" style:family="table-cell" style:parent-style-name="Default" style:data-style-name="N4">
      <style:table-cell-properties fo:background-color="#ffff66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ndependant Variabl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ested_negative </text:p>
          </table:table-cell>
          <table:table-cell table:style-name="ce1" office:value-type="string" calcext:value-type="string">
            <text:p>tested_positive</text:p>
          </table:table-cell>
          <table:table-cell table:style-name="ce1" office:value-type="string" calcext:value-type="string">
            <text:p>negative probability</text:p>
          </table:table-cell>
          <table:table-cell table:style-name="ce1" office:value-type="string" calcext:value-type="string">
            <text:p>positive probability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2">
            <text:p>preg</text:p>
          </table:table-cell>
          <table:table-cell office:value-type="string" calcext:value-type="string">
            <text:p><text:s/>'(-inf-6.5]'</text:p>
          </table:table-cell>
          <table:table-cell office:value-type="float" office:value="427" calcext:value-type="float">
            <text:p>427</text:p>
          </table:table-cell>
          <table:table-cell office:value-type="float" office:value="174" calcext:value-type="float">
            <text:p>174</text:p>
          </table:table-cell>
          <table:table-cell table:style-name="ce4" table:formula="of:=[.C2]/([.C2]+[.C3])" office:value-type="float" office:value="0.850597609561753" calcext:value-type="float">
            <text:p>0.85</text:p>
          </table:table-cell>
          <table:table-cell table:style-name="ce6" table:formula="of:=[.D2]/([.D2]+[.D3])" office:value-type="float" office:value="0.644444444444444" calcext:value-type="float">
            <text:p>0.64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<text:s/>'(6.5-inf)' 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style-name="ce4" table:formula="of:=[.C3]/([.C3]+[.C2])" office:value-type="float" office:value="0.149402390438247" calcext:value-type="float">
            <text:p>0.15</text:p>
          </table:table-cell>
          <table:table-cell table:style-name="ce6" table:formula="of:=[.D3]/([.D3]+[.D2])" office:value-type="float" office:value="0.355555555555556" calcext:value-type="float">
            <text:p>0.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4">
            <text:p>plas</text:p>
          </table:table-cell>
          <table:table-cell office:value-type="string" calcext:value-type="string">
            <text:p>'(-inf-99.5]' </text:p>
          </table:table-cell>
          <table:table-cell office:value-type="float" office:value="182" calcext:value-type="float">
            <text:p>182</text:p>
          </table:table-cell>
          <table:table-cell office:value-type="float" office:value="17" calcext:value-type="float">
            <text:p>17</text:p>
          </table:table-cell>
          <table:table-cell table:style-name="ce5" table:formula="of:=[.C4]/SUM([.C4:.C7])" office:value-type="float" office:value="0.361111111111111" calcext:value-type="float">
            <text:p>0.36</text:p>
          </table:table-cell>
          <table:table-cell table:style-name="ce5" table:formula="of:=[.D4]/SUM([.D4:.D7])" office:value-type="float" office:value="0.0625" calcext:value-type="float">
            <text:p>0.06</text:p>
          </table:table-cell>
          <table:table-cell/>
          <table:table-cell office:value-type="string" calcext:value-type="string">
            <text:p>preg</text:p>
          </table:table-cell>
        </table:table-row>
        <table:table-row table:style-name="ro2">
          <table:covered-table-cell/>
          <table:table-cell office:value-type="string" calcext:value-type="string">
            <text:p><text:s/>'(99.5-127.5]' <text:s/></text:p>
          </table:table-cell>
          <table:table-cell office:value-type="float" office:value="211" calcext:value-type="float">
            <text:p>211</text:p>
          </table:table-cell>
          <table:table-cell office:value-type="float" office:value="79" calcext:value-type="float">
            <text:p>79</text:p>
          </table:table-cell>
          <table:table-cell table:style-name="ce5" table:formula="of:=[.C5]/SUM([.C4:.C7])" office:value-type="float" office:value="0.418650793650794" calcext:value-type="float">
            <text:p>0.42</text:p>
          </table:table-cell>
          <table:table-cell table:style-name="ce5" table:formula="of:=[.D5]/SUM([.D4:.D7])" office:value-type="float" office:value="0.290441176470588" calcext:value-type="float">
            <text:p>0.29</text:p>
          </table:table-cell>
          <table:table-cell/>
          <table:table-cell office:value-type="string" calcext:value-type="string">
            <text:p><text:s text:c="2"/>'(-inf-6.5]' <text:s text:c="16"/>427.0 <text:s text:c="10"/>174.0</text:p>
          </table:table-cell>
        </table:table-row>
        <table:table-row table:style-name="ro2">
          <table:covered-table-cell/>
          <table:table-cell office:value-type="string" calcext:value-type="string">
            <text:p><text:s text:c="2"/>'(127.5-154.5]'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table:style-name="ce5" table:formula="of:=[.C6]/SUM([.C4:.C7])" office:value-type="float" office:value="0.170634920634921" calcext:value-type="float">
            <text:p>0.17</text:p>
          </table:table-cell>
          <table:table-cell table:style-name="ce5" table:formula="of:=[.D6]/SUM([.D4:.D7])" office:value-type="float" office:value="0.283088235294118" calcext:value-type="float">
            <text:p>0.28</text:p>
          </table:table-cell>
          <table:table-cell/>
          <table:table-cell office:value-type="string" calcext:value-type="string">
            <text:p><text:s text:c="2"/>'(6.5-inf)' <text:s text:c="18"/>75.0 <text:s text:c="11"/>96.0</text:p>
          </table:table-cell>
        </table:table-row>
        <table:table-row table:style-name="ro2">
          <table:covered-table-cell/>
          <table:table-cell office:value-type="string" calcext:value-type="string">
            <text:p><text:s text:c="2"/>'(154.5-inf)' 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table:style-name="ce5" table:formula="of:=[.C7]/SUM([.C4:.C7])" office:value-type="float" office:value="0.0496031746031746" calcext:value-type="float">
            <text:p>0.05</text:p>
          </table:table-cell>
          <table:table-cell table:style-name="ce5" table:formula="of:=[.D7]/SUM([.D4:.D7])" office:value-type="float" office:value="0.363970588235294" calcext:value-type="float">
            <text:p>0.36</text:p>
          </table:table-cell>
          <table:table-cell/>
          <table:table-cell office:value-type="string" calcext:value-type="string">
            <text:p><text:s text:c="2"/>[total] <text:s text:c="21"/>502.0 <text:s text:c="10"/>270.0</text:p>
          </table:table-cell>
        </table:table-row>
        <table:table-row table:style-name="ro2">
          <table:table-cell office:value-type="string" calcext:value-type="string">
            <text:p>pres</text:p>
          </table:table-cell>
          <table:table-cell office:value-type="string" calcext:value-type="string">
            <text:p><text:s text:c="2"/>'All'</text:p>
          </table:table-cell>
          <table:table-cell office:value-type="float" office:value="501" calcext:value-type="float">
            <text:p>501</text:p>
          </table:table-cell>
          <table:table-cell office:value-type="float" office:value="269" calcext:value-type="float">
            <text:p>269</text:p>
          </table:table-cell>
          <table:table-cell table:style-name="ce5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skin</text:p>
          </table:table-cell>
          <table:table-cell office:value-type="string" calcext:value-type="string">
            <text:p><text:s text:c="2"/>'All'</text:p>
          </table:table-cell>
          <table:table-cell office:value-type="float" office:value="501" calcext:value-type="float">
            <text:p>501</text:p>
          </table:table-cell>
          <table:table-cell office:value-type="float" office:value="269" calcext:value-type="float">
            <text:p>269</text:p>
          </table:table-cell>
          <table:table-cell table:style-name="ce5" table:number-columns-repeated="2"/>
          <table:table-cell/>
          <table:table-cell office:value-type="string" calcext:value-type="string">
            <text:p>plas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insu</text:p>
          </table:table-cell>
          <table:table-cell office:value-type="string" calcext:value-type="string">
            <text:p><text:s text:c="2"/>'(-inf-14.5]' </text:p>
          </table:table-cell>
          <table:table-cell office:value-type="float" office:value="237" calcext:value-type="float">
            <text:p>237</text:p>
          </table:table-cell>
          <table:table-cell office:value-type="float" office:value="140" calcext:value-type="float">
            <text:p>140</text:p>
          </table:table-cell>
          <table:table-cell table:style-name="ce5" table:formula="of:=[.C10]/SUM([.C10:.C12])" office:value-type="float" office:value="0.47117296222664" calcext:value-type="float">
            <text:p>0.47</text:p>
          </table:table-cell>
          <table:table-cell table:style-name="ce5" table:formula="of:=[.D10]/SUM([.D10:.D12])" office:value-type="float" office:value="0.51660516605166" calcext:value-type="float">
            <text:p>0.52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<text:s text:c="2"/>'(14.5-121]' 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style-name="ce5" table:formula="of:=[.C11]/SUM([.C10:.C12])" office:value-type="float" office:value="0.328031809145129" calcext:value-type="float">
            <text:p>0.33</text:p>
          </table:table-cell>
          <table:table-cell table:style-name="ce5" table:formula="of:=[.D11]/SUM([.D10:.D12])" office:value-type="float" office:value="0.103321033210332" calcext:value-type="float">
            <text:p>0.10</text:p>
          </table:table-cell>
          <table:table-cell/>
          <table:table-cell office:value-type="string" calcext:value-type="string">
            <text:p><text:s text:c="14"/>211.0 <text:s text:c="11"/>79.0</text:p>
          </table:table-cell>
        </table:table-row>
        <table:table-row table:style-name="ro2">
          <table:covered-table-cell/>
          <table:table-cell office:value-type="string" calcext:value-type="string">
            <text:p><text:s text:c="2"/>'(121-inf)'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style-name="ce5" table:formula="of:=[.C12]/SUM([.C10:.C12])" office:value-type="float" office:value="0.200795228628231" calcext:value-type="float">
            <text:p>0.20</text:p>
          </table:table-cell>
          <table:table-cell table:style-name="ce5" table:formula="of:=[.D12]/SUM([.D10:.D12])" office:value-type="float" office:value="0.380073800738007" calcext:value-type="float">
            <text:p>0.38</text:p>
          </table:table-cell>
          <table:table-cell/>
          <table:table-cell office:value-type="string" calcext:value-type="string">
            <text:p><text:s text:c="15"/>86.0 <text:s text:c="11"/>77.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mass</text:p>
          </table:table-cell>
          <table:table-cell office:value-type="string" calcext:value-type="string">
            <text:p><text:s text:c="2"/>'(-inf-27.85]'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style-name="ce4" table:formula="of:=[.C13]/SUM([.C13:.C14])" office:value-type="float" office:value="0.390438247011952" calcext:value-type="float">
            <text:p>0.39</text:p>
          </table:table-cell>
          <table:table-cell table:style-name="ce6" table:formula="of:=[.D13]/SUM([.D13:.D14])" office:value-type="float" office:value="0.103703703703704" calcext:value-type="float">
            <text:p>0.10</text:p>
          </table:table-cell>
          <table:table-cell/>
          <table:table-cell office:value-type="string" calcext:value-type="string">
            <text:p><text:s text:c="16"/>25.0 <text:s text:c="11"/>99.0</text:p>
          </table:table-cell>
        </table:table-row>
        <table:table-row table:style-name="ro2">
          <table:covered-table-cell/>
          <table:table-cell office:value-type="string" calcext:value-type="string">
            <text:p><text:s text:c="2"/>'(27.85-inf)' <text:s/></text:p>
          </table:table-cell>
          <table:table-cell office:value-type="float" office:value="306" calcext:value-type="float">
            <text:p>306</text:p>
          </table:table-cell>
          <table:table-cell office:value-type="float" office:value="242" calcext:value-type="float">
            <text:p>242</text:p>
          </table:table-cell>
          <table:table-cell table:style-name="ce4" table:formula="of:=[.C14]/SUM([.C13:.C14])" office:value-type="float" office:value="0.609561752988048" calcext:value-type="float">
            <text:p>0.61</text:p>
          </table:table-cell>
          <table:table-cell table:style-name="ce6" table:formula="of:=[.D14]/SUM([.D13:.D14])" office:value-type="float" office:value="0.896296296296296" calcext:value-type="float">
            <text:p>0.90</text:p>
          </table:table-cell>
          <table:table-cell/>
          <table:table-cell office:value-type="string" calcext:value-type="string">
            <text:p><text:s text:c="2"/>[total] <text:s text:c="21"/>504.0 <text:s text:c="10"/>272.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pedi</text:p>
          </table:table-cell>
          <table:table-cell office:value-type="string" calcext:value-type="string">
            <text:p><text:s text:c="2"/>'(-inf-0.5275]' </text:p>
          </table:table-cell>
          <table:table-cell office:value-type="float" office:value="362" calcext:value-type="float">
            <text:p>362</text:p>
          </table:table-cell>
          <table:table-cell office:value-type="float" office:value="149" calcext:value-type="float">
            <text:p>149</text:p>
          </table:table-cell>
          <table:table-cell table:style-name="ce5" table:formula="of:=[.C15]/SUM([.C15:.C16])" office:value-type="float" office:value="0.721115537848606" calcext:value-type="float">
            <text:p>0.72</text:p>
          </table:table-cell>
          <table:table-cell table:style-name="ce5" table:formula="of:=[.D15]/SUM([.D15:.D16])" office:value-type="float" office:value="0.551851851851852" calcext:value-type="float">
            <text:p>0.55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<text:s text:c="2"/>'(0.5275-inf)' 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table:style-name="ce5" table:formula="of:=[.C16]/SUM([.C15:.C16])" office:value-type="float" office:value="0.278884462151394" calcext:value-type="float">
            <text:p>0.28</text:p>
          </table:table-cell>
          <table:table-cell table:style-name="ce5" table:formula="of:=[.D16]/SUM([.D15:.D16])" office:value-type="float" office:value="0.448148148148148" calcext:value-type="float">
            <text:p>0.45</text:p>
          </table:table-cell>
          <table:table-cell/>
          <table:table-cell office:value-type="string" calcext:value-type="string">
            <text:p>pres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age</text:p>
          </table:table-cell>
          <table:table-cell office:value-type="string" calcext:value-type="string">
            <text:p><text:s/>'(-inf-28.5]'</text:p>
          </table:table-cell>
          <table:table-cell office:value-type="float" office:value="297" calcext:value-type="float">
            <text:p>297</text:p>
          </table:table-cell>
          <table:table-cell office:value-type="float" office:value="72" calcext:value-type="float">
            <text:p>72</text:p>
          </table:table-cell>
          <table:table-cell table:style-name="ce5" table:formula="of:=[.C17]/SUM([.C17:.C18])" office:value-type="float" office:value="0.591633466135458" calcext:value-type="float">
            <text:p>0.59</text:p>
          </table:table-cell>
          <table:table-cell table:style-name="ce7" table:formula="of:=[.D17]/SUM([.D17:.D18])" office:value-type="float" office:value="0.266666666666667" calcext:value-type="float">
            <text:p>0.27</text:p>
          </table:table-cell>
          <table:table-cell/>
          <table:table-cell office:value-type="string" calcext:value-type="string">
            <text:p><text:s text:c="2"/>'All' <text:s text:c="23"/>501.0 <text:s text:c="10"/>269.0</text:p>
          </table:table-cell>
        </table:table-row>
        <table:table-row table:style-name="ro2">
          <table:covered-table-cell/>
          <table:table-cell office:value-type="string" calcext:value-type="string">
            <text:p><text:s text:c="2"/>'(28.5-inf)' 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table:style-name="ce5" table:formula="of:=[.C18]/SUM([.C17:.C18])" office:value-type="float" office:value="0.408366533864542" calcext:value-type="float">
            <text:p>0.41</text:p>
          </table:table-cell>
          <table:table-cell table:style-name="ce7" table:formula="of:=[.D18]/SUM([.D17:.D18])" office:value-type="float" office:value="0.733333333333333" calcext:value-type="float">
            <text:p>0.73</text:p>
          </table:table-cell>
          <table:table-cell/>
          <table:table-cell office:value-type="string" calcext:value-type="string">
            <text:p><text:s text:c="2"/>[total] <text:s text:c="21"/>501.0 <text:s text:c="10"/>269.0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8" calcext:value-type="float">
            <text:p>268</text:p>
          </table:table-cell>
          <table:table-cell table:style-name="ce5" table:formula="of:=[.C19]/SUM([.C19:.D19])" office:value-type="float" office:value="0.651041666666667" calcext:value-type="float">
            <text:p>0.65</text:p>
          </table:table-cell>
          <table:table-cell table:style-name="ce5" table:formula="of:=[.D19]/SUM([.C19:.D19])" office:value-type="float" office:value="0.348958333333333" calcext:value-type="float">
            <text:p>0.35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ski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 text:c="2"/>'All' <text:s text:c="23"/>501.0 <text:s text:c="10"/>269.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 text:c="2"/>[total] <text:s text:c="21"/>501.0 <text:s text:c="10"/>269.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insu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 text:c="15"/>237.0 <text:s text:c="10"/>140.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 text:c="16"/>165.0 <text:s text:c="11"/>28.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 text:c="18"/>101.0 <text:s text:c="10"/>103.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 text:c="2"/>[total] <text:s text:c="21"/>503.0 <text:s text:c="10"/>271.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mass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<text:s text:c="15"/>196.0 <text:s text:c="11"/>28.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<text:s text:c="14"/>306.0 <text:s text:c="10"/>242.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<text:s text:c="2"/>[total] <text:s text:c="21"/>502.0 <text:s text:c="10"/>270.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pedi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<text:s text:c="13"/>362.0 <text:s text:c="10"/>149.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<text:s text:c="14"/>140.0 <text:s text:c="10"/>121.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<text:s text:c="2"/>[total] <text:s text:c="21"/>502.0 <text:s text:c="10"/>270.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age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<text:s text:c="17"/>297.0 <text:s text:c="11"/>72.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<text:s text:c="16"/>205.0 <text:s text:c="10"/>198.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<text:s text:c="2"/>[total] <text:s text:c="21"/>502.0 <text:s text:c="10"/>27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o Li</meta:initial-creator>
    <meta:creation-date>2015-03-26T11:43:02.992660819</meta:creation-date>
    <dc:date>2015-03-26T13:06:15.185633512</dc:date>
    <dc:creator>Mao Li</dc:creator>
    <meta:editing-duration>PT1H7M54S</meta:editing-duration>
    <meta:editing-cycles>5</meta:editing-cycles>
    <meta:generator>LibreOffice/4.3.3.2$Linux_X86_64 LibreOffice_project/430m0$Build-2</meta:generator>
    <meta:document-statistic meta:table-count="1" meta:cell-count="132" meta:object-count="0"/>
  </office:meta>
</office:document-meta>
</file>